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318cm" fo:margin-bottom="0.318cm" fo:line-height="124%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.318cm" fo:line-height="124%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3" style:family="paragraph" style:parent-style-name="Standard">
      <style:paragraph-properties fo:margin-top="0.318cm" fo:margin-bottom="0.318cm" fo:line-height="124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normal"/>
    </style:style>
    <style:style style:name="P4" style:family="paragraph" style:parent-style-name="Standard">
      <style:paragraph-properties fo:margin-top="0cm" fo:margin-bottom="0.318cm" fo:line-height="124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normal"/>
    </style:style>
    <style:style style:name="P5" style:family="paragraph" style:parent-style-name="Standard">
      <style:paragraph-properties fo:margin-top="0cm" fo:margin-bottom="0cm" fo:line-height="124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bold" style:font-weight-asian="bold" style:font-weight-complex="bold"/>
    </style:style>
    <style:style style:name="P6" style:family="paragraph" style:parent-style-name="Standard">
      <style:paragraph-properties fo:margin-top="0cm" fo:margin-bottom="0cm" fo:line-height="124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bold" fo:background-color="#ffff00" style:font-weight-asian="bold" style:font-weight-complex="bold"/>
    </style:style>
    <style:style style:name="T1" style:family="text">
      <style:text-properties style:use-window-font-color="true" fo:background-color="#ccff99"/>
    </style:style>
    <style:style style:name="T2" style:family="text">
      <style:text-properties fo:background-color="#ccff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Mineur – cyril DO</text:p>
      <text:p text:style-name="Standard"><text:tab/><text:tab/></text:p>
      <text:p text:style-name="Standard"><text:tab/>PAROLES – LES FILLES DES FORGES</text:p>
      <text:p text:style-name="Standard"/>
      <text:p text:style-name="P1">Digue, ding don, don, ce sont les filles des forges</text:p>
      <text:p text:style-name="P1"><text:span text:style-name="T1">Digue, ding don, don, ce sont les filles des forges</text:span><text:line-break/>Des forges de Paimpont, digue ding dondaine<text:line-break/>Des forges de Paimpont, dingue ding dondon</text:p>
      <text:p text:style-name="P3">Digue, ding don, don, elles s'en vont ' confesse</text:p>
      <text:p text:style-name="P3"><text:span text:style-name="T2">Digue, ding don, don, elles s'en vont ' confesse</text:span><text:line-break/>Au cur' du canton, digue ding dondaine<text:line-break/>Au cur' du canton, dingue ding dondon</text:p>
      <text:p text:style-name="P3"><text:tab/>INSTRUMENTAL</text:p>
      <text:p text:style-name="P3">Digue, ding don, don, qu'avions-vous fait les filles</text:p>
      <text:p text:style-name="P3"><text:span text:style-name="T2">Digue, ding don, don, qu'avions-vous fait les filles</text:span><text:line-break/>Pour demander pardon, digue ding dondaine<text:line-break/>Pour demander pardon, dingue ding dondon</text:p>
      <text:p text:style-name="P3">Digue, ding don, don, j'avions couru les bals</text:p>
      <text:p text:style-name="P3"><text:span text:style-name="T2">Digue, ding don, don, j'avions couru les bals</text:span><text:line-break/>Et les jolis gar'ons, digue ding dondaine<text:line-break/>Et les jolis gar'ons, dingue ding dondon</text:p>
      <text:p text:style-name="P2">Digue, ding don, don, ma fille pour p'nitence</text:p>
      <text:p text:style-name="P2"><text:span text:style-name="T2">Digue, ding don, don, ma fille pour p'nitence</text:span><text:line-break/>Nous nous embrasserons, digue ding dondaine<text:line-break/>Nous nous embrasserons, dingue ding dondon</text:p>
      <text:p text:style-name="P4">Digue, ding don, don, je n'embrasse point les pr'tres</text:p>
      <text:p text:style-name="P4"><text:span text:style-name="T2">Digue, ding don, don, je n'embrasse point les pr'tres</text:span><text:line-break/>Mais les jolis gar'ons, digue ding dondaine<text:line-break/>Qu'ont du poil au menton, dingue ding dondon</text:p>
      <text:p text:style-name="P5">Digue, ding don, don, ce sont les filles des forges</text:p>
      <text:p text:style-name="P5"><text:soft-page-break/><text:span text:style-name="T2">Digue, ding don, don, ce sont les filles des forges</text:span><text:line-break/>Des forges de Paimpont, digue ding dondaine<text:line-break/>Des forges de Paimpont, dingue ding dondon</text:p>
      <text:p text:style-name="Standard"/>
      <text:p text:style-name="Standard"/>
      <text:p text:style-name="Standard">BOURDON + CHANT laissé couler</text:p>
      <text:p text:style-name="Standard"/>
      <text:p text:style-name="Standard">INSTRUMENTAL</text:p>
      <text:p text:style-name="Standard"/>
      <text:p text:style-name="Standard">SOLO CYRIL</text:p>
      <text:p text:style-name="Standard"/>
      <text:p text:style-name="Standard">INSTRUMENTAL</text:p>
      <text:p text:style-name="Standard"/>
      <text:p text:style-name="P5">Digue, ding don, don, ce sont les filles des forges</text:p>
      <text:p text:style-name="P5"><text:span text:style-name="T2">Digue, ding don, don, ce sont les filles des forges</text:span><text:line-break/>Des forges de Paimpont, digue ding dondaine<text:line-break/>Des forges de Paimpont, dingue ding dondon</text:p>
      <text:p text:style-name="P5"/>
      <text:p text:style-name="P5">Digue, ding don, don, ce sont les filles des forges</text:p>
      <text:p text:style-name="P5"><text:span text:style-name="T2">Digue, ding don, don, ce sont les filles des forges</text:span><text:line-break/>Des forges de Paimpont, digue ding dondaine<text:line-break/>Des forges de Paimpont, dingue ding dondon</text:p>
      <text:p text:style-name="P6">Des forges de Paimpont, digue ding dondaine<text:line-break/>Des forges de Paimpont, dingue ding dond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4M29S</meta:editing-duration>
    <meta:editing-cycles>12</meta:editing-cycles>
    <meta:generator>OpenOffice/4.1.5$Win32 OpenOffice.org_project/415m1$Build-9789</meta:generator>
    <dc:date>2019-03-09T18:24:31.83</dc:date>
    <meta:document-statistic meta:table-count="0" meta:image-count="0" meta:object-count="0" meta:page-count="2" meta:paragraph-count="27" meta:word-count="322" meta:character-count="1877"/>
    <meta:user-defined meta:name="Info 1"/>
    <meta:user-defined meta:name="Info 2"/>
    <meta:user-defined meta:name="Info 3"/>
    <meta:user-defined meta:name="Info 4"/>
  </office:meta>
</office:document-meta>
</file>